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3pt" style:font-size-asian="13pt" style:font-size-complex="13pt"/>
    </style:style>
    <style:style style:name="T1" style:family="text">
      <style:text-properties fo:color="#000000" loext:opacity="100%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T License</text:p>
      <text:p text:style-name="P1"/>
      <text:p text:style-name="P1">Copyright (c) &lt;year&gt; &lt;copyright holders&gt;</text:p>
      <text:p text:style-name="P1"/>
      <text:p text:style-name="P1">Permission is hereby granted, free of charge, to any person obtaining a copy</text:p>
      <text:p text:style-name="P1">of this software and associated documentation files (the "Software"), to deal</text:p>
      <text:p text:style-name="P1">in the Software without restriction, including without limitation the rights</text:p>
      <text:p text:style-name="P1">to use, copy, modify, merge, publish, distribute, sublicense, and/or sell</text:p>
      <text:p text:style-name="P1">copies of the Software, and to permit persons to whom the Software is</text:p>
      <text:p text:style-name="P1">furnished to do so, subject to the following conditions:</text:p>
      <text:p text:style-name="P1"/>
      <text:p text:style-name="P1">The above copyright notice and this permission notice shall be included in all</text:p>
      <text:p text:style-name="P1">copies or substantial portions of the Software.</text:p>
      <text:p text:style-name="P1"/>
      <text:p text:style-name="P1">THE SOFTWARE IS PROVIDED "AS IS", WITHOUT WARRANTY OF ANY KIND, EXPRESS OR</text:p>
      <text:p text:style-name="P1">IMPLIED, INCLUDING BUT NOT LIMITED TO THE WARRANTIES OF MERCHANTABILITY,</text:p>
      <text:p text:style-name="P1">FITNESS FOR A PARTICULAR PURPOSE AND NONINFRINGEMENT. IN NO EVENT SHALL THE</text:p>
      <text:p text:style-name="P1">AUTHORS OR COPYRIGHT HOLDERS BE LIABLE FOR ANY CLAIM, DAMAGES OR OTHER</text:p>
      <text:p text:style-name="P1">LIABILITY, WHETHER IN AN ACTION OF CONTRACT, TORT OR OTHERWISE, ARISING FROM,</text:p>
      <text:p text:style-name="P1">OUT OF OR IN CONNECTION WITH THE SOFTWARE OR THE USE OR OTHER DEALINGS IN THE</text:p>
      <text:p text:style-name="P1">SOFTWA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0:30:50.524770688</meta:creation-date>
    <dc:date>2023-10-07T11:30:01.438363563</dc:date>
    <meta:editing-duration>PT7M24S</meta:editing-duration>
    <meta:editing-cycles>4</meta:editing-cycles>
    <meta:generator>LibreOffice/7.5.4.1$Linux_X86_64 LibreOffice_project/50$Build-1</meta:generator>
    <meta:document-statistic meta:table-count="0" meta:image-count="0" meta:object-count="0" meta:page-count="1" meta:paragraph-count="17" meta:word-count="169" meta:character-count="1057" meta:non-whitespace-character-count="905"/>
  </office:meta>
</office:document-meta>
</file>